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48H08M00S" calcext:value-type="time">
            <text:p>48:0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/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15M00S" calcext:value-type="time">
            <text:p>20:15:00</text:p>
          </table:table-cell>
          <table:table-cell/>
          <table:table-cell table:formula="of:=[.C40]-[.B40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1H40M00S" calcext:value-type="time">
            <text:p>21:40:00</text:p>
          </table:table-cell>
          <table:table-cell table:number-columns-repeated="2"/>
          <table:table-cell table:formula="of:=[.C41]-[.B41]" office:value-type="time" office:time-value="-PT21H40M00S" calcext:value-type="time">
            <text:p>-21:4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2]-[.B4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3]-[.B4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4]-[.B4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5]-[.B4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6]-[.B4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-[.B4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8]-[.B4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9]-[.B4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1:43:24.2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8T21:44:45.222000000</dc:date>
    <meta:editing-duration>P5DT3H49M6S</meta:editing-duration>
    <meta:editing-cycles>92</meta:editing-cycles>
    <meta:generator>LibreOffice/7.2.5.2$Windows_X86_64 LibreOffice_project/499f9727c189e6ef3471021d6132d4c694f357e5</meta:generator>
    <meta:document-statistic meta:table-count="1" meta:cell-count="214" meta:object-count="0"/>
  </office:meta>
</office:document-meta>
</file>